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0625in"/>
    </style:style>
    <style:style style:name="Table1.B" style:family="table-column">
      <style:table-column-properties style:column-width="6.8646in"/>
    </style:style>
    <style:style style:name="Table1.A1" style:family="table-cell">
      <style:table-cell-properties style:vertical-align="middle" fo:padding="0.0194in" fo:border="none"/>
    </style:style>
    <style:style style:name="Table2" style:family="table">
      <style:table-properties style:width="6.9271in" fo:margin-left="0in" table:align="left"/>
    </style:style>
    <style:style style:name="Table2.A" style:family="table-column">
      <style:table-column-properties style:column-width="0.0625in"/>
    </style:style>
    <style:style style:name="Table2.B" style:family="table-column">
      <style:table-column-properties style:column-width="6.8646in"/>
    </style:style>
    <style:style style:name="Table2.A1" style:family="table-cell">
      <style:table-cell-properties style:vertical-align="middle" fo:padding="0.0194in" fo:border="none"/>
    </style:style>
    <style:style style:name="Table3" style:family="table">
      <style:table-properties style:width="6.9271in" fo:margin-left="0in" table:align="left"/>
    </style:style>
    <style:style style:name="Table3.A" style:family="table-column">
      <style:table-column-properties style:column-width="0.3125in"/>
    </style:style>
    <style:style style:name="Table3.B" style:family="table-column">
      <style:table-column-properties style:column-width="6.6146in"/>
    </style:style>
    <style:style style:name="Table3.A1" style:family="table-cell">
      <style:table-cell-properties style:vertical-align="middle" fo:padding="0.0194in" fo:border="none"/>
    </style:style>
    <style:style style:name="P1" style:family="paragraph" style:parent-style-name="Standard">
      <style:text-properties officeooo:rsid="000e89f9" officeooo:paragraph-rsid="000e89f9"/>
    </style:style>
    <style:style style:name="P2" style:family="paragraph" style:parent-style-name="Standard">
      <style:text-properties style:font-name="Liberation Serif" fo:font-size="18pt" fo:font-weight="bold" officeooo:rsid="000ebbe7" officeooo:paragraph-rsid="000ebbe7" style:font-name-asian="Droid Sans Fallback" style:font-size-asian="18pt" style:font-weight-asian="bold" style:font-name-complex="FreeSans" style:font-size-complex="18pt" style:font-weight-complex="bold"/>
    </style:style>
    <style:style style:name="P3" style:family="paragraph" style:parent-style-name="Standard">
      <style:text-properties style:font-name="Liberation Serif" fo:font-size="18pt" fo:font-weight="bold" officeooo:rsid="000e89f9" officeooo:paragraph-rsid="000ebbe7" style:font-name-asian="Droid Sans Fallback" style:font-size-asian="18pt" style:font-weight-asian="bold" style:font-name-complex="FreeSans" style:font-size-complex="18pt" style:font-weight-complex="bold"/>
    </style:style>
    <style:style style:name="P4" style:family="paragraph" style:parent-style-name="Standard">
      <style:text-properties style:font-name="Liberation Serif" fo:font-size="18pt" fo:font-weight="normal" officeooo:rsid="000e89f9" officeooo:paragraph-rsid="000fe358" style:font-name-asian="Droid Sans Fallback" style:font-size-asian="18pt" style:font-weight-asian="normal" style:font-name-complex="FreeSans" style:font-size-complex="18pt" style:font-weight-complex="normal"/>
    </style:style>
    <style:style style:name="P5" style:family="paragraph" style:parent-style-name="Standard">
      <style:text-properties style:font-name="Liberation Serif" fo:font-size="18pt" fo:font-weight="normal" officeooo:rsid="001052e3" officeooo:paragraph-rsid="001052e3" style:font-name-asian="Droid Sans Fallback" style:font-size-asian="18pt" style:font-weight-asian="normal" style:font-name-complex="FreeSans" style:font-size-complex="18pt" style:font-weight-complex="normal"/>
    </style:style>
    <style:style style:name="P6" style:family="paragraph" style:parent-style-name="Standard">
      <style:text-properties style:font-name="Liberation Serif" fo:font-size="18pt" fo:font-weight="normal" officeooo:rsid="0014153f" officeooo:paragraph-rsid="0014153f" style:font-name-asian="Droid Sans Fallback" style:font-size-asian="18pt" style:font-weight-asian="normal" style:font-name-complex="FreeSans" style:font-size-complex="18pt" style:font-weight-complex="normal"/>
    </style:style>
    <style:style style:name="P7" style:family="paragraph" style:parent-style-name="Standard">
      <style:text-properties style:font-name="Liberation Serif" fo:font-size="18pt" fo:font-weight="normal" officeooo:rsid="00152267" officeooo:paragraph-rsid="00152267" style:font-name-asian="Droid Sans Fallback" style:font-size-asian="18pt" style:font-weight-asian="normal" style:font-name-complex="FreeSans" style:font-size-complex="18pt" style:font-weight-complex="normal"/>
    </style:style>
    <style:style style:name="P8" style:family="paragraph" style:parent-style-name="Standard">
      <style:text-properties style:font-name="Liberation Serif" fo:font-size="12pt" fo:font-weight="bold" officeooo:rsid="001312c5" officeooo:paragraph-rsid="001312c5" style:font-name-asian="Droid Sans Fallback" style:font-size-asian="12pt" style:font-weight-asian="bold" style:font-name-complex="FreeSans" style:font-size-complex="12pt" style:font-weight-complex="bold"/>
    </style:style>
    <style:style style:name="P9" style:family="paragraph" style:parent-style-name="Standard">
      <style:text-properties style:font-name="Liberation Serif" fo:font-size="12pt" fo:font-weight="bold" officeooo:rsid="001312c5" officeooo:paragraph-rsid="001649af" style:font-name-asian="Droid Sans Fallback" style:font-size-asian="12pt" style:font-weight-asian="bold" style:font-name-complex="FreeSans" style:font-size-complex="12pt" style:font-weight-complex="bold"/>
    </style:style>
    <style:style style:name="P10" style:family="paragraph" style:parent-style-name="Standard">
      <style:text-properties style:font-name="Liberation Serif" fo:font-size="12pt" fo:font-weight="bold" officeooo:rsid="001649af" officeooo:paragraph-rsid="001649af" fo:background-color="#ffff00" style:font-name-asian="Droid Sans Fallback" style:font-size-asian="12pt" style:font-weight-asian="bold" style:font-name-complex="FreeSans" style:font-size-complex="12pt" style:font-weight-complex="bold"/>
    </style:style>
    <style:style style:name="P11" style:family="paragraph" style:parent-style-name="Standard">
      <style:text-properties style:font-name="Liberation Serif" fo:font-size="12pt" fo:font-weight="bold" officeooo:rsid="001649af" officeooo:paragraph-rsid="001649af" fo:background-color="transparent" style:font-name-asian="Droid Sans Fallback" style:font-size-asian="12pt" style:font-weight-asian="bold" style:font-name-complex="FreeSans" style:font-size-complex="12pt" style:font-weight-complex="bold"/>
    </style:style>
    <style:style style:name="P12" style:family="paragraph" style:parent-style-name="Standard">
      <style:text-properties style:font-name="Liberation Serif" fo:font-size="12pt" fo:font-weight="normal" officeooo:rsid="000e89f9" officeooo:paragraph-rsid="000fe358" style:font-name-asian="Droid Sans Fallback" style:font-size-asian="12pt" style:font-weight-asian="normal" style:font-name-complex="FreeSans" style:font-size-complex="12pt" style:font-weight-complex="normal"/>
    </style:style>
    <style:style style:name="P13" style:family="paragraph" style:parent-style-name="Standard">
      <style:text-properties style:font-name="Liberation Serif" fo:font-size="12pt" fo:font-weight="normal" officeooo:rsid="000fe358" officeooo:paragraph-rsid="000fe358" style:font-name-asian="Droid Sans Fallback" style:font-size-asian="12pt" style:font-weight-asian="normal" style:font-name-complex="FreeSans" style:font-size-complex="12pt" style:font-weight-complex="normal"/>
    </style:style>
    <style:style style:name="P14" style:family="paragraph" style:parent-style-name="Standard">
      <style:text-properties style:font-name="Liberation Serif" fo:font-size="12pt" fo:font-weight="normal" officeooo:rsid="000ffd61" officeooo:paragraph-rsid="000ffd61" style:font-name-asian="Droid Sans Fallback" style:font-size-asian="12pt" style:font-weight-asian="normal" style:font-name-complex="FreeSans" style:font-size-complex="12pt" style:font-weight-complex="normal"/>
    </style:style>
    <style:style style:name="P15" style:family="paragraph" style:parent-style-name="Standard">
      <style:text-properties style:font-name="Liberation Serif" fo:font-size="12pt" fo:font-weight="normal" officeooo:rsid="00120a13" officeooo:paragraph-rsid="00120a13" style:font-name-asian="Droid Sans Fallback" style:font-size-asian="12pt" style:font-weight-asian="normal" style:font-name-complex="FreeSans" style:font-size-complex="12pt" style:font-weight-complex="normal"/>
    </style:style>
    <style:style style:name="P16" style:family="paragraph" style:parent-style-name="Standard">
      <style:text-properties style:font-name="Liberation Serif" fo:font-size="12pt" fo:font-weight="normal" officeooo:rsid="001052e3" officeooo:paragraph-rsid="001052e3" style:font-name-asian="Droid Sans Fallback" style:font-size-asian="12pt" style:font-weight-asian="normal" style:font-name-complex="FreeSans" style:font-size-complex="12pt" style:font-weight-complex="normal"/>
    </style:style>
    <style:style style:name="P17" style:family="paragraph" style:parent-style-name="Standard">
      <style:text-properties style:font-name="Liberation Serif" fo:font-size="12pt" fo:font-weight="normal" officeooo:rsid="00152267" officeooo:paragraph-rsid="00152267" style:font-name-asian="Droid Sans Fallback" style:font-size-asian="12pt" style:font-weight-asian="normal" style:font-name-complex="FreeSans" style:font-size-complex="12pt" style:font-weight-complex="normal"/>
    </style:style>
    <style:style style:name="P18" style:family="paragraph" style:parent-style-name="Standard">
      <style:text-properties style:font-name="Liberation Serif" fo:font-size="12pt" fo:font-weight="normal" officeooo:rsid="001649af" officeooo:paragraph-rsid="001649af" style:font-name-asian="Droid Sans Fallback" style:font-size-asian="12pt" style:font-weight-asian="normal" style:font-name-complex="FreeSans" style:font-size-complex="12pt" style:font-weight-complex="normal"/>
    </style:style>
    <style:style style:name="P19" style:family="paragraph" style:parent-style-name="Standard">
      <style:text-properties style:font-name="Liberation Serif" fo:font-size="14pt" fo:font-weight="bold" officeooo:rsid="001649af" officeooo:paragraph-rsid="001649af" style:font-name-asian="Droid Sans Fallback" style:font-size-asian="14pt" style:font-weight-asian="bold" style:font-name-complex="FreeSans" style:font-size-complex="14pt" style:font-weight-complex="bold"/>
    </style:style>
    <style:style style:name="P20" style:family="paragraph" style:parent-style-name="Standard">
      <style:text-properties officeooo:paragraph-rsid="00152267"/>
    </style:style>
    <style:style style:name="P21" style:family="paragraph" style:parent-style-name="Text_20_body">
      <style:text-properties officeooo:paragraph-rsid="000bb0d4"/>
    </style:style>
    <style:style style:name="P22" style:family="paragraph" style:parent-style-name="Text_20_body">
      <style:text-properties style:font-name="Liberation Serif" fo:font-size="12pt" fo:font-weight="normal" officeooo:rsid="000ffd61" officeooo:paragraph-rsid="001052e3" style:font-name-asian="Droid Sans Fallback" style:font-size-asian="12pt" style:font-weight-asian="normal" style:font-name-complex="FreeSans" style:font-size-complex="12pt" style:font-weight-complex="normal"/>
    </style:style>
    <style:style style:name="P23" style:family="paragraph" style:parent-style-name="Text_20_body">
      <style:text-properties style:font-name="Liberation Serif" fo:font-size="12pt" fo:font-weight="normal" officeooo:rsid="001052e3" officeooo:paragraph-rsid="001052e3" style:font-name-asian="Droid Sans Fallback" style:font-size-asian="12pt" style:font-weight-asian="normal" style:font-name-complex="FreeSans" style:font-size-complex="12pt" style:font-weight-complex="normal"/>
    </style:style>
    <style:style style:name="P24" style:family="paragraph" style:parent-style-name="Text_20_body">
      <style:text-properties style:font-name="Liberation Serif" fo:font-size="12pt" fo:font-weight="normal" officeooo:rsid="001649af" officeooo:paragraph-rsid="001649af" style:font-name-asian="Droid Sans Fallback" style:font-size-asian="12pt" style:font-weight-asian="normal" style:font-name-complex="FreeSans" style:font-size-complex="12pt" style:font-weight-complex="normal"/>
    </style:style>
    <style:style style:name="P25" style:family="paragraph" style:parent-style-name="Text_20_body">
      <style:text-properties fo:font-size="12pt" style:font-size-asian="12pt" style:font-size-complex="12pt"/>
    </style:style>
    <style:style style:name="P26" style:family="paragraph" style:parent-style-name="Preformatted_20_Text">
      <style:text-properties officeooo:paragraph-rsid="000bb0d4"/>
    </style:style>
    <style:style style:name="P27" style:family="paragraph" style:parent-style-name="Preformatted_20_Text">
      <style:paragraph-properties fo:margin-top="0in" fo:margin-bottom="0.1965in" style:contextual-spacing="false"/>
    </style:style>
    <style:style style:name="P28" style:family="paragraph" style:parent-style-name="Table_20_Contents">
      <style:paragraph-properties fo:margin-top="0in" fo:margin-bottom="0.1965in" style:contextual-spacing="false"/>
    </style:style>
    <style:style style:name="P29" style:family="paragraph" style:parent-style-name="Table_20_Contents">
      <style:paragraph-properties fo:margin-top="0in" fo:margin-bottom="0.1965in" style:contextual-spacing="false"/>
      <style:text-properties officeooo:paragraph-rsid="00152267"/>
    </style:style>
    <style:style style:name="P30" style:family="paragraph" style:parent-style-name="Table_20_Contents">
      <style:paragraph-properties fo:margin-top="0in" fo:margin-bottom="0.1965in" style:contextual-spacing="false"/>
      <style:text-properties fo:font-size="12pt" style:font-size-asian="12pt" style:font-size-complex="12pt"/>
    </style:style>
    <style:style style:name="P31" style:family="paragraph" style:parent-style-name="Table_20_Contents">
      <style:text-properties fo:font-size="12pt" style:font-size-asian="12pt" style:font-size-complex="12pt"/>
    </style:style>
    <style:style style:name="P32" style:family="paragraph" style:parent-style-name="Standard">
      <style:text-properties style:font-name="Liberation Serif" fo:font-size="12pt" fo:font-weight="normal" officeooo:rsid="0014153f" officeooo:paragraph-rsid="001b2914" fo:background-color="transparent" style:font-name-asian="Droid Sans Fallback" style:font-size-asian="12pt" style:font-weight-asian="normal" style:font-name-complex="FreeSans" style:font-size-complex="12pt" style:font-weight-complex="normal"/>
    </style:style>
    <style:style style:name="P33" style:family="paragraph" style:parent-style-name="Standard">
      <style:text-properties style:font-name="Liberation Serif" fo:font-size="18pt" fo:font-weight="normal" officeooo:rsid="0014153f" officeooo:paragraph-rsid="001b2914" fo:background-color="#ffff00" style:font-name-asian="Droid Sans Fallback" style:font-size-asian="18pt" style:font-weight-asian="normal" style:font-name-complex="FreeSans" style:font-size-complex="18pt" style:font-weight-complex="normal"/>
    </style:style>
    <style:style style:name="P34" style:family="paragraph" style:parent-style-name="Standard">
      <style:text-properties style:font-name="Liberation Serif" fo:font-size="18pt" fo:font-weight="normal" officeooo:rsid="001cb264" officeooo:paragraph-rsid="001cb264" fo:background-color="#ffff00" style:font-name-asian="Droid Sans Fallback" style:font-size-asian="18pt" style:font-weight-asian="normal" style:font-name-complex="FreeSans" style:font-size-complex="18pt" style:font-weight-complex="normal"/>
    </style:style>
    <style:style style:name="T1" style:family="text">
      <style:text-properties officeooo:rsid="0009c6df"/>
    </style:style>
    <style:style style:name="T2" style:family="text">
      <style:text-properties officeooo:rsid="000bb0d4"/>
    </style:style>
    <style:style style:name="T3" style:family="text">
      <style:text-properties fo:font-size="12pt" style:font-size-asian="12pt" style:font-size-complex="12pt"/>
    </style:style>
    <style:style style:name="T4" style:family="text">
      <style:text-properties fo:font-size="12pt" officeooo:rsid="001b2914" style:font-size-asian="12pt" style:font-size-complex="12pt"/>
    </style:style>
    <style:style style:name="T5" style:family="text">
      <style:text-properties fo:font-size="12pt" fo:background-color="transparent" loext:char-shading-value="0" style:font-size-asian="12pt" style:font-size-complex="12pt"/>
    </style:style>
    <style:style style:name="T6" style:family="text">
      <style:text-properties officeooo:rsid="001312c5"/>
    </style:style>
    <style:style style:name="T7" style:family="text">
      <style:text-properties officeooo:rsid="00152267"/>
    </style:style>
    <style:style style:name="T8" style:family="text">
      <style:text-properties style:font-name="Liberation Serif" fo:font-size="12pt" fo:font-weight="normal" officeooo:rsid="00152267" style:font-name-asian="Droid Sans Fallback" style:font-size-asian="12pt" style:font-weight-asian="normal" style:font-name-complex="FreeSans" style:font-size-complex="12pt" style:font-weight-complex="normal"/>
    </style:style>
    <style:style style:name="T9" style:family="text">
      <style:text-properties officeooo:rsid="001649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I</text:span>nstall the default LAMP stack in Ubuntu </text:h>
      <text:p text:style-name="Text_20_body"><text:bookmark text:name="line-14"/><text:bookmark text:name="line-13"/>First refresh your package index... <text:bookmark text:name="line-16"/><text:bookmark text:name="line-15"/></text:p>
      <text:p text:style-name="P27"><text:bookmark text:name="line-1"/><text:bookmark text:name="line-18"/><text:bookmark text:name="line-17"/>$ sudo apt-get update</text:p>
      <text:p text:style-name="Text_20_body"><text:bookmark text:name="line-20"/><text:bookmark text:name="line-19"/>... and then install the LAMP stack: <text:bookmark text:name="line-22"/><text:bookmark text:name="line-21"/></text:p>
      <text:p text:style-name="P27"><text:bookmark text:name="line-1-1"/><text:bookmark text:name="line-24"/><text:bookmark text:name="line-23"/>$ sudo apt-get install lamp-server^</text:p>
      <text:p text:style-name="Text_20_body"><text:bookmark text:name="line-26"/><text:bookmark text:name="line-25"/>Mind the caret (^) at the end. </text:p>
      <text:h text:style-name="Heading_20_2" text:outline-level="2">Step One—Download WordPress</text:h>
      <text:p text:style-name="P21"><text:span text:style-name="T2">D</text:span>ownload Wordpress <text:span text:style-name="T2">wordpress-3.8.4.tar.gz </text:span><text:s/>from their website.</text:p>
      <text:p text:style-name="P21"><text:span text:style-name="T2">Unzip the package using </text:span>tar -xzvf latest.tar.gz </text:p>
      <text:h text:style-name="Heading_20_2" text:outline-level="2">Step Two—Create the WordPress Database and User</text:h>
      <text:p text:style-name="Text_20_body">After we unzip the wordpress files, they will be in a directory called wordpress in the home <text:span text:style-name="T2">or download </text:span>directory <text:span text:style-name="T2">(where we put it)</text:span>.</text:p>
      <text:p text:style-name="Text_20_body">Now we need to switch gears for a moment and create a new MySQL directory for wordpress.</text:p>
      <text:p text:style-name="Text_20_body">Go ahead and log into the MySQL Shell:</text:p>
      <text:p text:style-name="P27">mysql -u root -p</text:p>
      <text:p text:style-name="Text_20_body">Login using your MySQL root password, and then we need to create a wordpress database, a user in that database, and give that user a new password. Keep in mind that all MySQL commands must end with semi-colon.</text:p>
      <text:p text:style-name="Text_20_body">First, let's make the database (I'm calling mine wordpress for simplicity's sake; feel free to give it whatever name you choose):</text:p>
      <text:p text:style-name="Preformatted_20_Text">CREATE DATABASE wordpress;</text:p>
      <text:p text:style-name="P27">Query OK, 1 row affected (0.00 sec)</text:p>
      <text:p text:style-name="Text_20_body">Then we need to create the new user. You can replace the database, name, and password, with whatever you prefer:</text:p>
      <text:p text:style-name="Preformatted_20_Text">CREATE USER <text:span text:style-name="T2">pmi</text:span>@localhost;</text:p>
      <text:p text:style-name="P27">Query OK, 0 rows affected (0.00 sec)</text:p>
      <text:p text:style-name="Text_20_body">Set the password for your new user:</text:p>
      <text:p text:style-name="Preformatted_20_Text">SET PASSWORD FOR <text:span text:style-name="T2">pmi</text:span>@localhost= PASSWORD("<text:span text:style-name="T2">pmi</text:span>");</text:p>
      <text:p text:style-name="P27">Query OK, 0 rows affected (0.00 sec)</text:p>
      <text:p text:style-name="Text_20_body">Finish up by granting all privileges to the new user. Without this command, the wordpress installer will <text:soft-page-break/>not be able to start up:</text:p>
      <text:p text:style-name="Preformatted_20_Text">GRANT ALL PRIVILEGES ON wordpress.* TO <text:span text:style-name="T2">pmi</text:span>@localhost IDENTIFIED BY '<text:span text:style-name="T2">pmi</text:span>';</text:p>
      <text:p text:style-name="P27">Query OK, 0 rows affected (0.00 sec)</text:p>
      <text:p text:style-name="Text_20_body">Then refresh MySQL:</text:p>
      <text:p text:style-name="Preformatted_20_Text">FLUSH PRIVILEGES;</text:p>
      <text:p text:style-name="P27">Query OK, 0 rows affected (0.00 sec)</text:p>
      <text:p text:style-name="Text_20_body">Exit out of the MySQL shell:</text:p>
      <text:p text:style-name="P27">exit</text:p>
      <text:h text:style-name="Heading_20_2" text:outline-level="2">Step Three—Setup the WordPress Configuration</text:h>
      <text:p text:style-name="Text_20_body">The first step to is to copy the sample wordpress configuration file, located in the wordpress directory, into a new file which we will edit, creating a new usable wordpress config:</text:p>
      <text:p text:style-name="P27">cp ~/wordpress/wp-config-sample.php ~/wordpress/wp-config.php</text:p>
      <text:p text:style-name="Text_20_body">Then open the wordpress config:</text:p>
      <text:p text:style-name="P27">sudo nano ~/wordpress/wp-config.php</text:p>
      <text:p text:style-name="Text_20_body">Find the section that contains the field below and substitute in the correct name for your database, username, and password:</text:p>
      <text:p text:style-name="Preformatted_20_Text">// ** MySQL settings - You can get this info from your web host ** //</text:p>
      <text:p text:style-name="Preformatted_20_Text">/** The name of the database for WordPress */</text:p>
      <text:p text:style-name="Preformatted_20_Text">define('DB_NAME', 'wordpress');</text:p>
      <text:p text:style-name="Preformatted_20_Text"/>
      <text:p text:style-name="Preformatted_20_Text">/** MySQL database username */</text:p>
      <text:p text:style-name="Preformatted_20_Text">define('DB_USER', '<text:span text:style-name="T2">pmi</text:span>');</text:p>
      <text:p text:style-name="Preformatted_20_Text"/>
      <text:p text:style-name="Preformatted_20_Text">/** MySQL database password */</text:p>
      <text:p text:style-name="P27">define('DB_PASSWORD', '<text:span text:style-name="T2">pmi</text:span>');</text:p>
      <text:p text:style-name="Text_20_body">Save and Exit.</text:p>
      <text:h text:style-name="Heading_20_2" text:outline-level="2">Step Four—Copy the Files</text:h>
      <text:p text:style-name="Text_20_body">We are almost done uploading Wordpress to the virtual private server. The final move that remains is to transfer the unzipped WordPress files to the website's root directory. The default Ubuntu document root is <text:span text:style-name="Teletype">/var/www/html</text:span></text:p>
      <text:p text:style-name="P27">sudo rsync -avP ~/wordpress/ /var/www/<text:span text:style-name="T2">html</text:span></text:p>
      <text:p text:style-name="Text_20_body">Finally we need to set the permissions on the installation. First, switch in to the web directory:</text:p>
      <text:p text:style-name="P27">cd /var/www/</text:p>
      <text:p text:style-name="Text_20_body"><text:soft-page-break/>Give ownership of the directory to the apache user.</text:p>
      <text:p text:style-name="P26">sudo chown www-data:www-data /var/www -R </text:p>
      <text:p text:style-name="P27">sudo chmod g+w /var/www -R </text:p>
      <text:p text:style-name="Text_20_body">From here, WordPress has its own easy to follow installation form online.</text:p>
      <text:p text:style-name="Text_20_body">However, the form does require a specific php module to run. If it is not yet installed on your server, download php-gd:</text:p>
      <text:p text:style-name="P27">sudo apt-get install php5-gd</text:p>
      <text:h text:style-name="Heading_20_2" text:outline-level="2">Step Five—RESULTS: Access the WordPress Installation</text:h>
      <text:p text:style-name="Text_20_body">Once that is all done, the wordpress online installation page is up and waiting for you:</text:p>
      <text:p text:style-name="Text_20_body">Access the page by adding <text:span text:style-name="T2">localhost/wordpress</text:span>/wp-admin/install.php to your site's domain or IP address</text:p>
      <text:p text:style-name="P1">Enter site name (PMI Slovenija), user (admin), password (Pmiweb123!) and confirm password.</text:p>
      <text:p text:style-name="P1"/>
      <text:p text:style-name="P2">Restore WordPress from backup</text:p>
      <text:p text:style-name="P3"/>
      <text:p text:style-name="P13">Copy original (new) wp-content directory:</text:p>
      <text:p text:style-name="P12">cp -a /var/www/html/wordpress/wp-content /var/www/html/wordpress/wp-content-backup</text:p>
      <text:p text:style-name="P4"/>
      <text:p text:style-name="P14">Restore wp-content from backup</text:p>
      <text:p text:style-name="P14">cp -r wp-content/ /var/www/html/wordpress/wp-content</text:p>
      <text:p text:style-name="P22"/>
      <text:p text:style-name="P22">Give ownership of the directory to the apache user.</text:p>
      <text:p text:style-name="P23">chown www-data:www-data wp-content -R</text:p>
      <text:p text:style-name="P16">sudo chmod g+w wp-content -R </text:p>
      <text:p text:style-name="P5"/>
      <text:p text:style-name="P15">Restore database</text:p>
      <text:p text:style-name="P15">mysql -h localhost -u pmi -p wordpress &lt; dump.sql</text:p>
      <text:p text:style-name="P15"/>
      <text:p text:style-name="P15"><text:s/><text:span text:style-name="T6">Error pri restavraciji baze:</text:span></text:p>
      <text:p text:style-name="P15"/>
      <text:p text:style-name="P8">ERROR 1367 (22007) at line 9697: Illegal double '31e9791' value found during parsing</text:p>
      <text:p text:style-name="P5"/>
      <text:p text:style-name="P6">Odgovor od HAIDI </text:p>
      <text:p text:style-name="P6"><text:span text:style-name="T3">Jaz načeloma ne upravljam z bazami v SQL-u, ker gre preveč stvari lahko narobe Uporabljam phpMyAdmin, ki je ponavadi že pakiran zraven teh MAMPov in WAMPov, in je tudi nameščen na večino strežnikov.<text:line-break/></text:span><text:soft-page-break/><text:span text:style-name="T3"><text:line-break/>Kar bi jaz v tvojem primeru poskusila je, da bi (preko phpMyAdmin) pogledala, kaj piše v tej podatkovni bazi, ki si jo dodala. Najverjetneje je v le-tej napisano, da se stran nahaja na prejšnjem url-ju, česar pa zdajle ne rabiš. Treba je torej preprosto zamenjati ta url.<text:line-break/><text:line-break/>Tukajle sem našla uporabna navodila:<text:line-break/></text:span><text:a xlink:type="simple" xlink:href="http://www.inmotionhosting.com/support/website/wordpress/wordpress-changing-the-site-url-and-home-settings" office:target-frame-name="_blank" xlink:show="new"><text:span text:style-name="T3">http://www.inmotionhosting.com/support/website/wordpress/wordpress-changing-the-site-url-and-home-settings</text:span></text:a><text:span text:style-name="T3"><text:line-break/><text:line-break/>Verjetno lahko slediš kateremukoli od naštetih opcij, sama pa bi šla z "Change WordPress address directly in the Database", ki uporablja - you guessed it - phpMyAdmin.</text:span><text:line-break/><text:line-break/></text:p>
      <text:p text:style-name="P7">Install phpMyAdmin</text:p>
      <text:p text:style-name="P17">sudo apt-get install phpmyadmin</text:p>
      <text:p text:style-name="P20"><text:span text:style-name="T8">vi <text:s/>/etc/apache2/apache2.conf → </text:span>Include /etc/phpmyadmin/apache.conf</text:p>
      <text:p text:style-name="P17">/etc/init.d/apache2 restart</text:p>
      <text:p text:style-name="P17"/>
      <text:p text:style-name="P19">Import dump.sql</text:p>
      <text:p text:style-name="P17"><text:span text:style-name="T9">Filesize error</text:span>: </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P28">I want to import database in phpmyadmin but i got error like this... "No data was received to import. Either no file name was submitted, or the file size exceeded the maximum size permitted by your PHP configuration."</text:p>
          </table:table-cell>
        </table:table-row>
      </table:table>
      <text:p text:style-name="P17"/>
      <text:p text:style-name="P17"/>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29">If your database size is greater than 2MB then such problem will occur, goto php.ini, then find <text:span text:style-name="Source_20_Text">upload_max_filesize = 2M</text:span> now replace 2M to <text:span text:style-name="Source_20_Text">upload_max_filesize = 10M</text:span> now no problem unless your database size is less than 10MB. You can set value as per your requirement. -<text:span text:style-name="T7">&gt;vi /etc/php5/cli/php.ini</text:span></text:p>
          </table:table-cell>
        </table:table-row>
      </table:table>
      <text:p text:style-name="P17"/>
      <text:p text:style-name="P19">Timeout error:</text:p>
      <text:p text:style-name="P24">I want import 8 mb sql file in phpmyadmin. How can I import the file in phpmyadmin because some errors come to phpmyadmin as timeout during import. How can I solve that problem.</text:p>
      <text:p text:style-name="P25">I tried:</text:p>
      <text:p text:style-name="P25">post_max_size = 750M upload_max_filesize = 750M max_execution_time = 300 max_input_time = 540 memory_limit = 1000M</text:p>
      <text:p text:style-name="P25">I set this formats in php.ini file but "time_out" errors come. How can I solve this problem, how can I do it?</text:p>
      <text:p text:style-name="P18"/>
      <table:table table:name="Table3" table:style-name="Table3">
        <table:table-column table:style-name="Table3.A"/>
        <table:table-column table:style-name="Table3.B"/>
        <table:table-row>
          <table:table-cell table:style-name="Table3.A1" office:value-type="string">
            <text:p text:style-name="P31"/>
          </table:table-cell>
          <table:table-cell table:style-name="Table3.A1" office:value-type="string">
            <text:p text:style-name="P30">If even after repeated upload you still get timeout error, pleasechange your settings in </text:p>
            <text:p text:style-name="P28"><text:soft-page-break/><text:span text:style-name="Source_20_Text"><text:span text:style-name="T3">\phpmyadmin\libraries\config.default.php</text:span></text:span><text:span text:style-name="T3"> </text:span></text:p>
            <text:p text:style-name="P28"><text:span text:style-name="T3">from </text:span><text:span text:style-name="Source_20_Text"><text:span text:style-name="T3">$cfg['ExecTimeLimit'] = 300;</text:span></text:span><text:span text:style-name="T3"> to </text:span><text:span text:style-name="Source_20_Text"><text:span text:style-name="T3">$cfg['ExecTimeLimit'] = 0;</text:span></text:span><text:span text:style-name="T3"> and restart. Now there is no execution time limit (trust we are talking about local server). </text:span></text:p>
          </table:table-cell>
        </table:table-row>
      </table:table>
      <text:p text:style-name="P18"/>
      <text:p text:style-name="P9">Illegal double '31e9791' value found during parsing.</text:p>
      <text:p text:style-name="P18">Open file dump.sql, find string and put into quotes.</text:p>
      <text:p text:style-name="P18"/>
      <text:p text:style-name="P10">Import has been successfully finished, 11683 queries executed. (dump.sql)</text:p>
      <text:p text:style-name="P10"/>
      <text:p text:style-name="P32">"Change WordPress address directly in the Database"</text:p>
      <text:p text:style-name="P11"/>
      <text:p text:style-name="P33"><text:a xlink:type="simple" xlink:href="http://www.inmotionhosting.com/support/website/wordpress/wordpress-changing-the-site-url-and-home-settings" office:target-frame-name="_blank" xlink:show="new"><text:span text:style-name="T5">http://www.inmotionhosting.com/support/website/wordpress/wordpress-changing-the-site-url-and-home-settings</text:span></text:a><text:span text:style-name="T3"><text:line-break/><text:line-break/></text:span><text:span text:style-name="T4">site_url in home nastavi na </text:span><text:a xlink:type="simple" xlink:href="http://localhost/wordpress/"><text:span text:style-name="T4">http://localhost/wordpress/</text:span></text:a></text:p>
      <text:p text:style-name="P33"/>
      <text:p text:style-name="P34"><text:span text:style-name="T4">n</text:span><text:span text:style-name="T3">e delajo linki po upgradeju</text:span></text:p>
      <text:p text:style-name="P34"><text:span text:style-name="T3">permalinks nastavitev v WP</text:span></text:p>
      <text:p text:style-name="P34"><text:span text:style-name="T3">.htaccess</text:span></text:p>
      <text:p text:style-name="P34"><text:span text:style-name="T3">mod-rewr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1:27:15.554401280</meta:creation-date>
    <dc:date>2014-11-12T23:20:58.391099951</dc:date>
    <meta:editing-duration>PT4H36M11S</meta:editing-duration>
    <meta:editing-cycles>7</meta:editing-cycles>
    <meta:generator>LibreOffice/4.2.7.2$Linux_x86 LibreOffice_project/420m0$Build-2</meta:generator>
    <meta:document-statistic meta:table-count="3" meta:image-count="0" meta:object-count="0" meta:page-count="5" meta:paragraph-count="100" meta:word-count="1020" meta:character-count="6707" meta:non-whitespace-character-count="5770"/>
  </office:meta>
</office:document-meta>
</file>